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Hermit" svg:font-family="Herm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ourier New" officeooo:rsid="00151682" officeooo:paragraph-rsid="00151682"/>
    </style:style>
    <style:style style:name="P2" style:family="paragraph" style:parent-style-name="Standard">
      <style:text-properties fo:color="#0000ff" style:font-name="Courier New" officeooo:rsid="00151682" officeooo:paragraph-rsid="003bc8d8"/>
    </style:style>
    <style:style style:name="P3" style:family="paragraph" style:parent-style-name="Standard">
      <style:text-properties fo:color="#0000ff" style:font-name="Courier New" fo:font-size="12pt" officeooo:rsid="00151682" officeooo:paragraph-rsid="00151682" style:font-size-asian="12pt" style:font-size-complex="12pt"/>
    </style:style>
    <style:style style:name="P4" style:family="paragraph" style:parent-style-name="Standard">
      <style:text-properties fo:color="#0000ff" style:font-name="Courier New" fo:font-size="12pt" officeooo:rsid="0033fad5" officeooo:paragraph-rsid="0038f5e6" style:font-size-asian="12pt" style:font-size-complex="12pt"/>
    </style:style>
    <style:style style:name="P5" style:family="paragraph" style:parent-style-name="Standard">
      <style:text-properties fo:color="#0000ff" style:font-name="Courier New" fo:font-size="12pt" officeooo:rsid="003bc8d8" officeooo:paragraph-rsid="003bc8d8" style:font-size-asian="12pt" style:font-size-complex="12pt"/>
    </style:style>
    <style:style style:name="P6" style:family="paragraph" style:parent-style-name="Standard">
      <style:text-properties fo:color="#0000ff" style:font-name="Courier New" officeooo:rsid="003fc6bc" officeooo:paragraph-rsid="003fc6bc"/>
    </style:style>
    <style:style style:name="P7" style:family="paragraph" style:parent-style-name="Standard">
      <style:text-properties fo:color="#0000ff" style:font-name="Courier New" officeooo:rsid="004071b9" officeooo:paragraph-rsid="004071b9"/>
    </style:style>
    <style:style style:name="P8" style:family="paragraph" style:parent-style-name="Standard">
      <style:text-properties fo:color="#0000ff" style:font-name="Courier New" officeooo:rsid="0041125b" officeooo:paragraph-rsid="0041125b"/>
    </style:style>
    <style:style style:name="P9" style:family="paragraph" style:parent-style-name="Standard">
      <style:text-properties fo:color="#0000ff" style:font-name="Courier New" officeooo:rsid="00442a9b" officeooo:paragraph-rsid="00442a9b"/>
    </style:style>
    <style:style style:name="P10" style:family="paragraph" style:parent-style-name="Standard">
      <style:text-properties fo:color="#0000ff" style:text-position="0% 100%" style:font-name="Courier New" officeooo:rsid="00151682" officeooo:paragraph-rsid="00151682"/>
    </style:style>
    <style:style style:name="P11" style:family="paragraph" style:parent-style-name="Standard">
      <style:text-properties fo:color="#000000" style:font-name="Courier New" officeooo:rsid="00151682" officeooo:paragraph-rsid="00151682"/>
    </style:style>
    <style:style style:name="P12" style:family="paragraph" style:parent-style-name="Standard">
      <style:text-properties fo:color="#000000" style:font-name="Courier New" officeooo:rsid="00151682" officeooo:paragraph-rsid="001acd08"/>
    </style:style>
    <style:style style:name="P13" style:family="paragraph" style:parent-style-name="Standard">
      <style:text-properties fo:color="#000000" style:font-name="Courier New" officeooo:rsid="00151682" officeooo:paragraph-rsid="00231a8c"/>
    </style:style>
    <style:style style:name="P14" style:family="paragraph" style:parent-style-name="Standard">
      <style:text-properties fo:color="#000000" style:font-name="Courier New" officeooo:rsid="00151682" officeooo:paragraph-rsid="00292dc4"/>
    </style:style>
    <style:style style:name="P15" style:family="paragraph" style:parent-style-name="Standard">
      <style:text-properties fo:color="#000000" style:font-name="Courier New" officeooo:rsid="002b6d1e" officeooo:paragraph-rsid="002b6d1e"/>
    </style:style>
    <style:style style:name="P16" style:family="paragraph" style:parent-style-name="Standard">
      <style:text-properties fo:color="#000000" style:font-name="Courier New" officeooo:rsid="0030882c" officeooo:paragraph-rsid="003088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/>
    </style:style>
    <style:style style:name="T3" style:family="text">
      <style:text-properties fo:color="#000000" officeooo:rsid="0033a888"/>
    </style:style>
    <style:style style:name="T4" style:family="text">
      <style:text-properties fo:color="#000000" style:text-position="super 58%"/>
    </style:style>
    <style:style style:name="T5" style:family="text">
      <style:text-properties fo:color="#000000" style:text-position="super 58%" officeooo:rsid="0033a888"/>
    </style:style>
    <style:style style:name="T6" style:family="text">
      <style:text-properties fo:color="#000000" style:text-position="0% 100%"/>
    </style:style>
    <style:style style:name="T7" style:family="text">
      <style:text-properties fo:color="#000000" style:text-position="0% 100%" officeooo:rsid="0033a888"/>
    </style:style>
    <style:style style:name="T8" style:family="text">
      <style:text-properties fo:color="#000000" style:text-position="0% 100%" officeooo:rsid="00374892"/>
    </style:style>
    <style:style style:name="T9" style:family="text">
      <style:text-properties fo:color="#000000" style:text-position="0% 100%" officeooo:rsid="00151682"/>
    </style:style>
    <style:style style:name="T10" style:family="text">
      <style:text-properties fo:color="#000000" style:text-position="0% 100%" officeooo:rsid="003a2378"/>
    </style:style>
    <style:style style:name="T11" style:family="text">
      <style:text-properties fo:color="#000000" style:text-position="0% 100%" officeooo:rsid="003bc8d8"/>
    </style:style>
    <style:style style:name="T12" style:family="text">
      <style:text-properties fo:color="#000000" style:text-position="sub 58%" officeooo:rsid="0033a888"/>
    </style:style>
    <style:style style:name="T13" style:family="text">
      <style:text-properties fo:color="#000000" officeooo:rsid="003cc74b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officeooo:rsid="003fc6bc"/>
    </style:style>
    <style:style style:name="T16" style:family="text">
      <style:text-properties fo:color="#000000" officeooo:rsid="003fc6bc"/>
    </style:style>
    <style:style style:name="T17" style:family="text">
      <style:text-properties fo:color="#000000" officeooo:rsid="004071b9"/>
    </style:style>
    <style:style style:name="T18" style:family="text">
      <style:text-properties fo:color="#000000" officeooo:rsid="0041125b"/>
    </style:style>
    <style:style style:name="T19" style:family="text">
      <style:text-properties fo:color="#000000" officeooo:rsid="00442a9b"/>
    </style:style>
    <style:style style:name="T20" style:family="text">
      <style:text-properties officeooo:rsid="001677af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1677af"/>
    </style:style>
    <style:style style:name="T23" style:family="text">
      <style:text-properties style:text-position="super 58%" officeooo:rsid="0018eb74"/>
    </style:style>
    <style:style style:name="T24" style:family="text">
      <style:text-properties style:text-position="super 58%" officeooo:rsid="001acd08"/>
    </style:style>
    <style:style style:name="T25" style:family="text">
      <style:text-properties style:text-position="super 58%" officeooo:rsid="001e3bb0"/>
    </style:style>
    <style:style style:name="T26" style:family="text">
      <style:text-properties style:text-position="super 58%" officeooo:rsid="00231a8c"/>
    </style:style>
    <style:style style:name="T27" style:family="text">
      <style:text-properties style:text-position="super 58%" officeooo:rsid="0033a888"/>
    </style:style>
    <style:style style:name="T28" style:family="text">
      <style:text-properties style:text-position="0% 100%" officeooo:rsid="001677af"/>
    </style:style>
    <style:style style:name="T29" style:family="text">
      <style:text-properties style:text-position="0% 100%" officeooo:rsid="0018eb74"/>
    </style:style>
    <style:style style:name="T30" style:family="text">
      <style:text-properties style:text-position="0% 100%" officeooo:rsid="001acd08"/>
    </style:style>
    <style:style style:name="T31" style:family="text">
      <style:text-properties style:text-position="0% 100%" officeooo:rsid="001e3bb0"/>
    </style:style>
    <style:style style:name="T32" style:family="text">
      <style:text-properties style:text-position="0% 100%" officeooo:rsid="001fcd68"/>
    </style:style>
    <style:style style:name="T33" style:family="text">
      <style:text-properties style:text-position="0% 100%" officeooo:rsid="00231a8c"/>
    </style:style>
    <style:style style:name="T34" style:family="text">
      <style:text-properties style:text-position="0% 100%" officeooo:rsid="002539da"/>
    </style:style>
    <style:style style:name="T35" style:family="text">
      <style:text-properties officeooo:rsid="00170e4c"/>
    </style:style>
    <style:style style:name="T36" style:family="text">
      <style:text-properties officeooo:rsid="0018eb74"/>
    </style:style>
    <style:style style:name="T37" style:family="text">
      <style:text-properties officeooo:rsid="00292dc4"/>
    </style:style>
    <style:style style:name="T38" style:family="text">
      <style:text-properties officeooo:rsid="002b6d1e"/>
    </style:style>
    <style:style style:name="T39" style:family="text">
      <style:text-properties officeooo:rsid="002bcfd5"/>
    </style:style>
    <style:style style:name="T40" style:family="text">
      <style:text-properties officeooo:rsid="002ec186"/>
    </style:style>
    <style:style style:name="T41" style:family="text">
      <style:text-properties officeooo:rsid="0032fa27"/>
    </style:style>
    <style:style style:name="T42" style:family="text">
      <style:text-properties officeooo:rsid="00334d3e"/>
    </style:style>
    <style:style style:name="T43" style:family="text">
      <style:text-properties officeooo:rsid="0038f5e6"/>
    </style:style>
    <style:style style:name="T44" style:family="text">
      <style:text-properties officeooo:rsid="003bc8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-4.8, p. 182</text:p>
      <text:p text:style-name="P1"><text:s text:c="3"/><text:span text:style-name="T20">Order the following functions by asymptotic growth rate.</text:span></text:p>
      <text:p text:style-name="P1"><text:span text:style-name="T20"><text:s text:c="17"/>4nlogn + 2n, 2</text:span><text:span text:style-name="T22">10</text:span><text:span text:style-name="T28">, 2</text:span><text:span text:style-name="T22">logn</text:span><text:span text:style-name="T28">,</text:span></text:p>
      <text:p text:style-name="P10"><text:span text:style-name="T20"><text:s text:c="17"/>3n + 100logn, 4n, 2</text:span><text:span text:style-name="T22">n</text:span><text:span text:style-name="T20">,</text:span></text:p>
      <text:p text:style-name="P10"><text:s text:c="17"/><text:span text:style-name="T20">n</text:span><text:span text:style-name="T22">2</text:span><text:span text:style-name="T20"> + 10n, n</text:span><text:span text:style-name="T22">3</text:span><text:span text:style-name="T20">, nlogn</text:span></text:p>
      <text:p text:style-name="P11"><text:s text:c="4"/><text:span text:style-name="T36">2</text:span><text:span text:style-name="T23">10</text:span><text:span text:style-name="T29"> <text:s text:c="10"/></text:span><text:span text:style-name="T30">- is O(1), constant runtime.</text:span></text:p>
      <text:p text:style-name="P13"><text:span text:style-name="T30"><text:s text:c="4"/>2</text:span><text:span text:style-name="T24">logn</text:span><text:span text:style-name="T31"> <text:s text:c="9"/>- is </text:span><text:span text:style-name="T34">n,</text:span><text:span text:style-name="T31"> due to the rules of logarithms</text:span><text:span text:style-name="T34">. n is O(n),</text:span></text:p>
      <text:p text:style-name="P13"><text:span text:style-name="T32"><text:s text:c="16"/></text:span><text:span text:style-name="T34">which is c</text:span><text:span text:style-name="T31">omparatively slower than O(1)</text:span></text:p>
      <text:p text:style-name="P13"><text:span text:style-name="T29"><text:s text:c="4"/>4</text:span><text:span text:style-name="T30">n <text:s text:c="10"/>- is O</text:span><text:span text:style-name="T31">(n), </text:span><text:span text:style-name="T33">but the constant 4 makes it</text:span></text:p>
      <text:p text:style-name="P13"><text:span text:style-name="T33"><text:s text:c="16"/>slight</text:span><text:span text:style-name="T31">ly slower than </text:span><text:span text:style-name="T33">the above</text:span></text:p>
      <text:p text:style-name="P11"><text:span text:style-name="T29"><text:s text:c="4"/></text:span><text:span text:style-name="T30">3n + 100logn</text:span><text:span text:style-name="T31"> - is also O(n), but with the addition of logn</text:span></text:p>
      <text:p text:style-name="P11"><text:span text:style-name="T30"><text:s text:c="4"/>nlogn</text:span><text:span text:style-name="T31"> <text:s text:c="7"/>- is O(nlogn), comparatively slower than O(n)</text:span></text:p>
      <text:p text:style-name="P11"><text:span text:style-name="T30"><text:s text:c="4"/>4nlogn + 2n</text:span><text:span text:style-name="T31"> <text:s/>- is also O(nlogn), but with the addition of 2n</text:span></text:p>
      <text:p text:style-name="P11"><text:span text:style-name="T30"><text:s text:c="4"/>n</text:span><text:span text:style-name="T24">2</text:span><text:span text:style-name="T25"> </text:span><text:span text:style-name="T31"><text:s/></text:span><text:span text:style-name="T30">+ 10n</text:span><text:span text:style-name="T31"> <text:s text:c="4"/>- is O(n</text:span><text:span text:style-name="T25">2</text:span><text:span text:style-name="T31">), comparatively slower than O(nlogn)</text:span></text:p>
      <text:p text:style-name="P11"><text:span text:style-name="T30"><text:s text:c="4"/>n</text:span><text:span text:style-name="T24">3</text:span><text:span text:style-name="T25"> </text:span><text:span text:style-name="T31"><text:s text:c="11"/>- is O(n</text:span><text:span text:style-name="T25">3</text:span><text:span text:style-name="T31">), comparatively slower than O(n</text:span><text:span text:style-name="T25">2</text:span><text:span text:style-name="T31">)</text:span></text:p>
      <text:p text:style-name="P12"><text:span text:style-name="T30"><text:s text:c="4"/>2</text:span><text:span text:style-name="T24">n</text:span><text:span text:style-name="T26"> </text:span><text:span text:style-name="T33"><text:s text:c="11"/>- is O(2</text:span><text:span text:style-name="T26">n</text:span><text:span text:style-name="T33">), comparatively slower than O(n</text:span><text:span text:style-name="T26">3</text:span><text:span text:style-name="T33">)</text:span></text:p>
      <text:p text:style-name="P11"/>
      <text:p text:style-name="P1">2. R-4.12, p. 182</text:p>
      <text:p text:style-name="P1"><text:s text:c="4"/><text:span text:style-name="T35">Give a big-Oh characterization, in terms of n, of the running <text:s text:c="4"/>time of the example4 method shown in Code Fragment 4.12.</text:span></text:p>
      <text:p text:style-name="P14"><text:s text:c="8"/><text:span text:style-name="T37">O(n). The loop runs through each element once and only</text:span></text:p>
      <text:p text:style-name="P14"><text:span text:style-name="T37"><text:s text:c="8"/>once, without breaking before the end.</text:span></text:p>
      <text:p text:style-name="P11"/>
      <text:p text:style-name="P1">3. R-4.18, p. 184</text:p>
      <text:p text:style-name="P1"><text:s text:c="4"/><text:span text:style-name="T35">Show that if d(n) is O(f(n)) and e(n) is O(g(n)), then d(n) – <text:s text:c="4"/>e(n) is not necessarily O(f(n) – g(n)).</text:span></text:p>
      <text:p text:style-name="P11"><text:s text:c="8"/><text:span text:style-name="T38">Let f(n) = 2n + nlogn</text:span></text:p>
      <text:p text:style-name="P15"><text:s text:c="8"/><text:span text:style-name="T41"><text:s text:c="2"/></text:span>d(n) = O(f(n)) = n</text:p>
      <text:p text:style-name="P15"><text:s text:c="8"/>Let g(n) = 2n</text:p>
      <text:p text:style-name="P15"><text:s text:c="8"/><text:span text:style-name="T41"><text:s text:c="2"/></text:span>e(n) = O(g(n)) = n</text:p>
      <text:p text:style-name="P15"><text:s text:c="7"/><text:span text:style-name="T41"><text:s/>Therefore, </text:span>d(n) - e(n) = <text:span text:style-name="T40">0</text:span></text:p>
      <text:p text:style-name="P15"><text:s text:c="8"/><text:span text:style-name="T41">However, </text:span>O(f(n) - g(n)) = O(2n + nlogn - 2n) = O(nlogn) <text:span text:style-name="T39">!= 0</text:span></text:p>
      <text:p text:style-name="P16"><text:s text:c="8"/><text:span text:style-name="T42">H</text:span>ence, d(n) - e(n) is not always O(f(n) - g(n))</text:p>
      <text:p text:style-name="P11"/>
      <text:p text:style-name="P3">4. Consider f(n) = 5n<text:span text:style-name="T21">2</text:span>+ 4n−2, mathematically show that f(n) is O(n<text:span text:style-name="T21">2</text:span>), Ω(n<text:span text:style-name="T21">2</text:span>), and Θ(n<text:span text:style-name="T27">2</text:span>).</text:p>
      <text:p text:style-name="P3"><text:s text:c="4"/><text:span text:style-name="T3">5n</text:span><text:span text:style-name="T5">2</text:span><text:span text:style-name="T7">+4n-2 &lt;= cn</text:span><text:span text:style-name="T5">2</text:span><text:span text:style-name="T7"> for c = 11, when n &gt;= n</text:span><text:span text:style-name="T12">0</text:span><text:span text:style-name="T7"> = 1, thus f(n) is O(n</text:span><text:span text:style-name="T5">2</text:span><text:span text:style-name="T7">)</text:span></text:p>
      <text:p text:style-name="P4"><text:span text:style-name="T7"><text:s/></text:span><text:span text:style-name="T6"><text:s text:c="3"/></text:span><text:span text:style-name="T7">5n</text:span><text:span text:style-name="T5">2</text:span><text:span text:style-name="T7">+4n-2 </text:span><text:span text:style-name="T8">&gt;</text:span><text:span text:style-name="T7">= cn</text:span><text:span text:style-name="T5">2</text:span><text:span text:style-name="T7"> for c = </text:span><text:span text:style-name="T11">1</text:span><text:span text:style-name="T7">, when n </text:span><text:span text:style-name="T10">&gt;</text:span><text:span text:style-name="T7">= n</text:span><text:span text:style-name="T12">0</text:span><text:span text:style-name="T7"> = 1, thus f(n) is </text:span><text:span text:style-name="T9">Ω</text:span><text:span text:style-name="T7">(n</text:span><text:span text:style-name="T5">2</text:span><text:span text:style-name="T7">)</text:span></text:p>
      <text:p text:style-name="P5"><text:span text:style-name="T6"><text:s text:c="4"/></text:span><text:span text:style-name="T7">5n</text:span><text:span text:style-name="T5">2</text:span><text:span text:style-name="T7">+4n-2</text:span><text:span text:style-name="T6"> is O(n</text:span><text:span text:style-name="T4">2</text:span><text:span text:style-name="T6">) and </text:span><text:span text:style-name="T9">Ω</text:span><text:span text:style-name="T7">(n</text:span><text:span text:style-name="T5">2</text:span><text:span text:style-name="T7">)</text:span><text:span text:style-name="T6">, and so is </text:span><text:span text:style-name="T9">Θ(n</text:span><text:span text:style-name="T5">2</text:span><text:span text:style-name="T9">)</text:span><text:span text:style-name="T6">.</text:span></text:p>
      <text:p text:style-name="P1"><text:span text:style-name="T1">5. For finding an item in a sorted array, consider “tertia</text:span>ry search,” which is similar to binary search. It compares array elements at two locations and elminiates 2/3 of the array. To analyze the number of comparisons, the recurrence equations are T(n) = 2 + T(n/3), T(2) = 2, and T(1) = 1, where<text:span text:style-name="T43"> </text:span>n<text:span text:style-name="T43"> </text:span>is the size of the array. Explain why the equations<text:span text:style-name="T44"> </text:span>characterize “tertiary search” and solve for T(n).</text:p>
      <text:p text:style-name="P1"><text:s text:c="4"/><text:span text:style-name="T2">kk</text:span></text:p>
      <text:p text:style-name="P1"><text:span text:style-name="T2"/></text:p>
      <text:p text:style-name="P1"><text:soft-page-break/>6. To analyze the time complexity of the “brute-force” algorithm in the programming part of this assignment, we would like to count the number of all possible strings.</text:p>
      <text:p text:style-name="P2"><text:s text:c="4"/>(a) Explain the number of all possible strings in terms of</text:p>
      <text:p text:style-name="P2"><text:span text:style-name="T44"><text:s text:c="8"/></text:span>n(maximum length of a string).</text:p>
      <text:p text:style-name="P1"><text:s text:c="8"/><text:span text:style-name="T13"><text:s text:c="4"/>The maximum number of possible strings will be </text:span><text:span text:style-name="T15">the</text:span></text:p>
      <text:p text:style-name="P6"><text:span text:style-name="T14"><text:s text:c="12"/>max combinations for each length up to the maximum. In</text:span></text:p>
      <text:p text:style-name="P6"><text:span text:style-name="T14"><text:s text:c="12"/>pseudocode:</text:span></text:p>
      <text:p text:style-name="P6"><text:span text:style-name="T14"><text:s text:c="12"/>for (i = 0; i &lt; n; i++)</text:span></text:p>
      <text:p text:style-name="P6"><text:span text:style-name="T14"><text:s text:c="16"/>max = (max * 26) + max</text:span></text:p>
      <text:p text:style-name="P7"><text:span text:style-name="T14"><text:s text:c="12"/>If n is 1, there are 26 combinations. If n is 2, there</text:span></text:p>
      <text:p text:style-name="P7"><text:span text:style-name="T14"><text:s text:c="12"/>are 26 + (2 * 26) combinations, and so on.</text:span></text:p>
      <text:p text:style-name="P1"><text:span text:style-name="T2"/></text:p>
      <text:p text:style-name="P2"><text:s text:c="4"/>(b) Consider a computer that can process 1 billion strings per <text:s text:c="3"/></text:p>
      <text:p text:style-name="P2"><text:span text:style-name="T44"><text:s text:c="8"/></text:span>second and n is 100, explain the number of years needed to <text:s text:c="3"/></text:p>
      <text:p text:style-name="P2"><text:span text:style-name="T44"><text:s text:c="8"/></text:span>process all possible strings.</text:p>
      <text:p text:style-name="P1"><text:s text:c="8"/><text:span text:style-name="T16"><text:s text:c="4"/></text:span><text:span text:style-name="T17">if n is 100, then the maximum number of strings would be</text:span></text:p>
      <text:p text:style-name="P7"><text:span text:style-name="T2"><text:s text:c="12"/>8,116,567,392,432,202,710. At 1 billion (1,000,000,000)</text:span></text:p>
      <text:p text:style-name="P7"><text:span text:style-name="T2"><text:s text:c="12"/>strings per second, it would take</text:span></text:p>
      <text:p text:style-name="P7"><text:span text:style-name="T2"><text:s text:c="12"/>~8,116,567,392,432 seconds = 2,254,602,053 hours</text:span></text:p>
      <text:p text:style-name="P7"><text:span text:style-name="T2"><text:s text:c="38"/>~= 93,941,752 days</text:span></text:p>
      <text:p text:style-name="P7"><text:span text:style-name="T2"><text:s text:c="38"/>~= </text:span><text:span text:style-name="T18">257,374 years, not counting</text:span></text:p>
      <text:p text:style-name="P8"><text:span text:style-name="T2"><text:s text:c="49"/>leap years.</text:span></text:p>
      <text:p text:style-name="P8"><text:span text:style-name="T2"><text:s text:c="12"/>In that many days, there would have been hundreds of</text:span></text:p>
      <text:p text:style-name="P8"><text:span text:style-name="T2"><text:s text:c="12"/>thousands of leap years, which would add thousands more</text:span></text:p>
      <text:p text:style-name="P8"><text:span text:style-name="T2"><text:s text:c="12"/>years to the total.</text:span></text:p>
      <text:p text:style-name="P1"><text:span text:style-name="T2"/></text:p>
      <text:p text:style-name="P2"><text:span text:style-name="T44"><text:s text:c="4"/></text:span>(c) If we don’t want the computer to spend more than 1 minute,</text:p>
      <text:p text:style-name="P2"><text:span text:style-name="T44"><text:s text:c="8"/></text:span>explain the largest n the computer can process.</text:p>
      <text:p text:style-name="P1"><text:s text:c="8"/><text:span text:style-name="T19"><text:s text:c="4"/>The largest n the computer would be able to process would</text:span></text:p>
      <text:p text:style-name="P9"><text:span text:style-name="T2"><text:s text:c="12"/>be 7, at 835,308,258 strings. This would take less than a</text:span></text:p>
      <text:p text:style-name="P9"><text:span text:style-name="T2"><text:s text:c="12"/>second, but adding one more to n would give</text:span></text:p>
      <text:p text:style-name="P9"><text:span text:style-name="T2"><text:s text:c="12"/>217,180,147,158 strings, which would take almost 4</text:span></text:p>
      <text:p text:style-name="P9"><text:span text:style-name="T2"><text:s text:c="12"/>minutes at 1bil words/seco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Hermit" svg:font-family="Herm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3:33:07.506938273</meta:creation-date>
    <dc:date>2017-09-25T02:53:32.398726933</dc:date>
    <meta:editing-duration>PT1H7M13S</meta:editing-duration>
    <meta:editing-cycles>26</meta:editing-cycles>
    <meta:generator>LibreOffice/5.3.5.2$Linux_X86_64 LibreOffice_project/30m0$Build-2</meta:generator>
    <meta:document-statistic meta:table-count="0" meta:image-count="0" meta:object-count="0" meta:page-count="2" meta:paragraph-count="65" meta:word-count="624" meta:character-count="3945" meta:non-whitespace-character-count="2681"/>
  </office:meta>
</office:document-meta>
</file>